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break-before="page"/>
      <style:text-properties fo:color="#ffffff" fo:font-size="16pt" style:font-size-asian="16pt" style:font-size-complex="16pt"/>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line-height-at-least="0.25in" fo:padding="0in" fo:border="none"/>
      <style:text-properties fo:font-size="12pt" fo:language="en" fo:country="none"/>
    </style:style>
    <style:style style:name="P8" style:family="paragraph" style:parent-style-name="Standard">
      <style:text-properties fo:color="#ffffff" fo:font-size="16pt" style:font-size-asian="16pt" style:font-size-complex="16pt"/>
    </style:style>
    <style:style style:name="P9" style:family="paragraph" style:parent-style-name="Standard" style:list-style-name="L1">
      <style:text-properties fo:color="#ffffff" fo:font-size="16pt" style:font-size-asian="16pt" style:font-size-complex="16pt"/>
    </style:style>
    <style:style style:name="P10" style:family="paragraph" style:parent-style-name="Standard" style:list-style-name="L2">
      <style:text-properties fo:color="#ffffff" fo:font-size="16pt" style:font-size-asian="16pt" style:font-size-complex="16pt"/>
    </style:style>
    <style:style style:name="P11" style:family="paragraph" style:parent-style-name="Standard" style:list-style-name="L3">
      <style:text-properties fo:color="#ffffff" fo:font-size="16pt" style:font-size-asian="16pt" style:font-size-complex="16pt"/>
    </style:style>
    <style:style style:name="P12"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color="#ffffff" fo:font-size="16pt" style:font-size-asian="16pt" style:font-size-complex="16pt"/>
    </style:style>
    <style:style style:name="T3" style:family="text">
      <style:text-properties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3"><text:span text:style-name="T2">A MICHAEL J BURRY CHARACTER? Perhaps the Michael J Burry Character and The mantis could be combined. <text:line-break/>Arthur and the Mantis meet pretty early on. And they do some pretty hateful shit- <text:line-break/><text:line-break/>The mantis understands economics and business and the political works of things- The economic and agricultural science of the world. <text:line-break/><text:line-break/>They use these things to screw down hard and get what they both want <text:line-break/><text:line-break/>A Norman Borlaug in revese- <text:s/>caused famine, <text:line-break/>See the soviet union famine <text:line-break/></text:span><text:a xlink:type="simple" xlink:href="https://en.wikipedia.org/wiki/Soviet_famine_of_1930–1933" text:style-name="Internet_20_link" text:visited-style-name="Visited_20_Internet_20_Link">https://en.wikipedia.org/wiki/Soviet_famine_of_1930%E2%80%931933</text:a><text:span text:style-name="T2"><text:line-break/><text:line-break/></text:span>Why does socialism lead to famine?</text:p>
      <text:p text:style-name="Standard"><draw:frame draw:style-name="fr2" draw:name="exacc_7Ja5Y4PREurP0PEP0sOjgAs_6" text:anchor-type="char" svg:width="6.7811in" draw:z-index="1"><draw:text-box fo:min-height="0.0161in"><text:section text:style-name="Sect1" text:name="_7Ja5Y4PREurP0PEP0sOjgAs_38"><text:p text:style-name="P6"/><text:section text:style-name="Sect1" text:name="7Ja5Y4PREurP0PEP0sOjgAs__22"><text:p text:style-name="P7">Socialist economies must collectivize agriculture because <text:span text:style-name="T3">without a system of market prices and profits driving resource allocation and production decisions</text:span>, urban areas would starve: They have no means of inducing food production for urban populations</text:p></text:section></text:section></draw:text-box></draw:frame></text:p>
      <text:p text:style-name="P1"/>
      <text:p text:style-name="P1"/>
      <text:p text:style-name="P1"/>
      <text:p text:style-name="P1"/>
      <text:p text:style-name="P1">Captain Joaxi Quin<text:line-break/>Stone</text:p>
      <text:p text:style-name="P1">Silk<text:line-break/>Manttis</text:p>
      <text:p text:style-name="P1">The Auditor </text:p>
      <text:p text:style-name="P1">Anne Of green Gables </text:p>
      <text:p text:style-name="P1">Her boyfriend hank or some other suitable studly name. </text:p>
      <text:p text:style-name="P1"/>
      <text:p text:style-name="P1">THE COMPANY <text:line-break/><text:line-break/>The Hantonese <text:line-break/><text:line-break/>The dutch crater bank</text:p>
      <text:p text:style-name="P1">The Babayaga <text:line-break/>https://meetrussia.online/baba-yaga-in-russian-fairy-tales/<text:line-break/><text:line-break/>The Gate of the the Gods (THE AI??) </text:p>
      <text:p text:style-name="P1"><text:soft-page-break/></text:p>
      <text:p text:style-name="P1">Grandfather </text:p>
      <text:p text:style-name="P1">Pain and pleasure sisters<text:line-break/>Jocko Wilnik Character <text:line-break/>The medic</text:p>
      <text:p text:style-name="P1">The other marine<text:line-break/>Marines in general. </text:p>
      <text:p text:style-name="P1"><text:line-break/>Captain Joaxi Quin<text:line-break/>Stone</text:p>
      <text:p text:style-name="P1">Silk<text:line-break/>Manttis</text:p>
      <text:p text:style-name="P1">The Auditor – The auditor is from a small company town inside the high mountain sector- the citadel. The central area</text:p>
      <text:p text:style-name="P1">Anne Of green Gables </text:p>
      <text:p text:style-name="P1">Her boyfriend hank or some other suitable studly name. </text:p>
      <text:p text:style-name="P1"/>
      <text:p text:style-name="P1">THE COMPANY <text:line-break/><text:line-break/>The Hantonese <text:line-break/>The norse</text:p>
      <text:p text:style-name="P1">The Empire</text:p>
      <text:p text:style-name="P1">The rebellion </text:p>
      <text:p text:style-name="P1">THE BARBAST and its myriad cults and <text:line-break/>THE HOSPITAL QUEEN. <text:line-break/>THE JOKOWILNIK <text:line-break/></text:p>
      <text:p text:style-name="P1"/>
      <text:p text:style-name="P1"><text:line-break/>The dutch crater bank</text:p>
      <text:p text:style-name="P1">The Babayaga <text:line-break/>https://meetrussia.online/baba-yaga-in-russian-fairy-tales/<text:line-break/><text:line-break/>The Gate of the the Gods (THE AI??) <text:line-break/></text:p>
      <text:p text:style-name="P1"/>
      <text:p text:style-name="P1"><text:soft-page-break/>Grandfather </text:p>
      <text:p text:style-name="P1">Pain and pleasure sisters<text:line-break/>Jocko Wilnik Character <text:line-break/>The medic</text:p>
      <text:p text:style-name="P1">The other marine<text:line-break/>Marines in general. </text:p>
      <text:p text:style-name="P1"/>
      <text:p text:style-name="P1">The business partner of the Company. </text:p>
      <text:p text:style-name="P1"><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xt:soft-page-break/>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soft-pag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P1">Earliest Memory<text:line-break/><text:line-break/>Saddest Memory <text:line-break/><text:line-break/>Happiest Memory<text:line-break/><text:line-break/>Clearest Memory <text:line-break/><text:line-break/>What are the skeltons in the closet? <text:line-break/><text:soft-page-break/><text:line-break/>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p>
      <text:p text:style-name="P1"/>
      <text:p text:style-name="Standard"><text:span text:style-name="T2">MOTHER <text:line-break/>AGE IF LIVING<text:line-break/>OCCUPATION<text:line-break/>BRIEFLY DESCRIVE THEIR RELATIONSHIP WIT YOUR CHARACTER </text:span><text:span text:style-name="T2"><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span><text:soft-page-break/><text:span text:style-name="T2"><text:line-break/>FAMILY ECONOMIC STATUS<text:line-break/>HOW OFTEN DO THEY SEE THEIR FAMILY IN A YEAR<text:line-break/><text:line-break/></text:span><text:span text:style-name="T2">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2">EXTENDED FAMILY?<text:line-break/><text:line-break/></text:span><text:span text:style-name="T2">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span><text:soft-page-break/><text:span text:style-name="T2"><text:line-break/>DO THEY HAVE <text:s/>A SIGNIFICANT OTHER DESCRIBE THEM <text:line-break/>HOW MANY PEOPLE WOULD ATTEND THEIR FUNERALS?<text:line-break/><text:line-break/></text:span><text:span text:style-name="T2">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text:soft-page-break/></text:p>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text:soft-page-break/></text:p>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5"><text:line-break/></text:p>
      <text:p text:style-name="P1"/>
      <text:list xml:id="list8316163745109674956" text:style-name="L1">
        <text:list-item>
          <text:p text:style-name="P9">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8869983756800099166" text:style-name="L2">
        <text:list-item>
          <text:p text:style-name="P10">What sort of time pressure is working on your characters?</text:p>
        </text:list-item>
      </text:list>
      <text:p text:style-name="P1">Section I- to escape the agricultural slug and find the benevolent AI- or not to <text:soft-page-break/>starve to death and to start the flames of rebellion/ get a </text:p>
      <text:p text:style-name="P1"/>
      <text:p text:style-name="P1">Theres the war on </text:p>
      <text:p text:style-name="P1"/>
      <text:p text:style-name="P1">Section II- <text:s/></text:p>
      <text:p text:style-name="P1"/>
      <text:list xml:id="list6246917386511692294" text:style-name="L3">
        <text:list-item>
          <text:p text:style-name="P11">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8403614730924709622" text:style-name="L4">
        <text:list-item>
          <text:p text:style-name="P12">Steer clear the biggest character development mistake</text:p>
        </text:list-item>
      </text:list>
      <text:p text:style-name="P2"/>
      <text:p text:style-name="P2"/>
      <text:p text:style-name="P4">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2">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2"><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2-20T12:21:22.41</dc:date>
    <dc:creator>Blake Stanger</dc:creator>
    <meta:editing-duration>P3DT15H21M22S</meta:editing-duration>
    <meta:editing-cycles>22</meta:editing-cycles>
    <meta:document-statistic meta:table-count="0" meta:image-count="0" meta:object-count="0" meta:page-count="21" meta:paragraph-count="129" meta:word-count="2520" meta:character-count="15350"/>
  </office:meta>
</office:document-meta>
</file>